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Fonts/Font_Times_New_Roman_4.ttf" manifest:media-type="application/x-font-ttf"/>
  <manifest:file-entry manifest:full-path="Fonts/Font_Times_New_Roman_3.ttf" manifest:media-type="application/x-font-ttf"/>
  <manifest:file-entry manifest:full-path="Fonts/Font_Georgia_2.ttf" manifest:media-type="application/x-font-ttf"/>
  <manifest:file-entry manifest:full-path="Fonts/Font_Georgia_3.ttf" manifest:media-type="application/x-font-ttf"/>
  <manifest:file-entry manifest:full-path="Fonts/Font_Georgia_4.ttf" manifest:media-type="application/x-font-ttf"/>
  <manifest:file-entry manifest:full-path="Fonts/Font_Lohit_Devanagari_1.ttf" manifest:media-type="application/x-font-ttf"/>
  <manifest:file-entry manifest:full-path="Fonts/Font_Open_Sans_1.ttf" manifest:media-type="application/x-font-ttf"/>
  <manifest:file-entry manifest:full-path="Fonts/Font_Tahoma_1.ttf" manifest:media-type="application/x-font-ttf"/>
  <manifest:file-entry manifest:full-path="Fonts/Font_Times_New_Roman_1.ttf" manifest:media-type="application/x-font-ttf"/>
  <manifest:file-entry manifest:full-path="Fonts/Font_Open_Sans_2.ttf" manifest:media-type="application/x-font-ttf"/>
  <manifest:file-entry manifest:full-path="Fonts/Font_Times_New_Roman_2.ttf" manifest:media-type="application/x-font-ttf"/>
  <manifest:file-entry manifest:full-path="Fonts/Font_Cambria_Math_1.ttf" manifest:media-type="application/x-font-ttf"/>
  <manifest:file-entry manifest:full-path="Fonts/Font_Open_Sans_3.ttf" manifest:media-type="application/x-font-ttf"/>
  <manifest:file-entry manifest:full-path="Fonts/Font_Georgia_1.ttf" manifest:media-type="application/x-font-ttf"/>
  <manifest:file-entry manifest:full-path="Fonts/Font_Open_Sans_4.ttf" manifest:media-type="application/x-font-tt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 Math" svg:font-family="'Cambria Math'" style:font-family-generic="roman" style:font-pitch="variable">
      <svg:font-face-src>
        <svg:font-face-uri xlink:href="Fonts/Font_Cambria_Math_1.ttf" xlink:type="simple" loext:font-style="normal" loext:font-weight="normal">
          <svg:font-face-format svg:string="truetype"/>
        </svg:font-face-uri>
      </svg:font-face-src>
    </style:font-face>
    <style:font-face style:name="Cambria Math1" svg:font-family="'Cambria Math'" style:font-family-generic="system" style:font-pitch="variable">
      <svg:font-face-src>
        <svg:font-face-uri xlink:href="Fonts/Font_Cambria_Math_1.ttf" xlink:type="simple" loext:font-style="normal" loext:font-weight="normal">
          <svg:font-face-format svg:string="truetype"/>
        </svg:font-face-uri>
      </svg:font-face-src>
    </style:font-face>
    <style:font-face style:name="Georgia" svg:font-family="Georgia" style:font-family-generic="roman" style:font-pitch="variable">
      <svg:font-face-src>
        <svg:font-face-uri xlink:href="Fonts/Font_Georgia_1.ttf" xlink:type="simple" loext:font-style="normal" loext:font-weight="normal">
          <svg:font-face-format svg:string="truetype"/>
        </svg:font-face-uri>
        <svg:font-face-uri xlink:href="Fonts/Font_Georgia_2.ttf" xlink:type="simple" loext:font-style="normal" loext:font-weight="bold">
          <svg:font-face-format svg:string="truetype"/>
        </svg:font-face-uri>
        <svg:font-face-uri xlink:href="Fonts/Font_Georgia_3.ttf" xlink:type="simple" loext:font-style="italic" loext:font-weight="normal">
          <svg:font-face-format svg:string="truetype"/>
        </svg:font-face-uri>
        <svg:font-face-uri xlink:href="Fonts/Font_Georgia_4.ttf" xlink:type="simple" loext:font-style="italic" loext:font-weight="bold">
          <svg:font-face-format svg:string="truetype"/>
        </svg:font-face-uri>
      </svg:font-face-src>
    </style:font-face>
    <style:font-face style:name="Georgia1" svg:font-family="Georgia" style:font-family-generic="system" style:font-pitch="variable">
      <svg:font-face-src>
        <svg:font-face-uri xlink:href="Fonts/Font_Georgia_1.ttf" xlink:type="simple" loext:font-style="normal" loext:font-weight="normal">
          <svg:font-face-format svg:string="truetype"/>
        </svg:font-face-uri>
        <svg:font-face-uri xlink:href="Fonts/Font_Georgia_2.ttf" xlink:type="simple" loext:font-style="normal" loext:font-weight="bold">
          <svg:font-face-format svg:string="truetype"/>
        </svg:font-face-uri>
        <svg:font-face-uri xlink:href="Fonts/Font_Georgia_3.ttf" xlink:type="simple" loext:font-style="italic" loext:font-weight="normal">
          <svg:font-face-format svg:string="truetype"/>
        </svg:font-face-uri>
        <svg:font-face-uri xlink:href="Fonts/Font_Georgia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Open Sans" svg:font-family="'Open Sans'" style:font-family-generic="roman" style:font-pitch="variable">
      <svg:font-face-src>
        <svg:font-face-uri xlink:href="Fonts/Font_Open_Sans_1.ttf" xlink:type="simple" loext:font-style="normal" loext:font-weight="normal">
          <svg:font-face-format svg:string="truetype"/>
        </svg:font-face-uri>
        <svg:font-face-uri xlink:href="Fonts/Font_Open_Sans_2.ttf" xlink:type="simple" loext:font-style="normal" loext:font-weight="bold">
          <svg:font-face-format svg:string="truetype"/>
        </svg:font-face-uri>
        <svg:font-face-uri xlink:href="Fonts/Font_Open_Sans_3.ttf" xlink:type="simple" loext:font-style="italic" loext:font-weight="normal">
          <svg:font-face-format svg:string="truetype"/>
        </svg:font-face-uri>
        <svg:font-face-uri xlink:href="Fonts/Font_Open_Sans_4.ttf" xlink:type="simple" loext:font-style="italic" loext:font-weight="bold">
          <svg:font-face-format svg:string="truetype"/>
        </svg:font-face-uri>
      </svg:font-face-src>
    </style:font-face>
    <style:font-face style:name="Open Sans1" svg:font-family="'Open Sans'" style:font-family-generic="swiss" style:font-pitch="variable">
      <svg:font-face-src>
        <svg:font-face-uri xlink:href="Fonts/Font_Open_Sans_1.ttf" xlink:type="simple" loext:font-style="normal" loext:font-weight="normal">
          <svg:font-face-format svg:string="truetype"/>
        </svg:font-face-uri>
        <svg:font-face-uri xlink:href="Fonts/Font_Open_Sans_2.ttf" xlink:type="simple" loext:font-style="normal" loext:font-weight="bold">
          <svg:font-face-format svg:string="truetype"/>
        </svg:font-face-uri>
        <svg:font-face-uri xlink:href="Fonts/Font_Open_Sans_3.ttf" xlink:type="simple" loext:font-style="italic" loext:font-weight="normal">
          <svg:font-face-format svg:string="truetype"/>
        </svg:font-face-uri>
        <svg:font-face-uri xlink:href="Fonts/Font_Open_Sans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roman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Tahoma1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  <style:font-face style:name="Times New Roman1" svg:font-family="'Times New Roman'" style:font-family-generic="system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Таблица1" style:family="table">
      <style:table-properties style:width="19.002cm" fo:margin-left="0cm" fo:margin-top="0cm" fo:margin-bottom="0cm" table:align="left" style:writing-mode="page"/>
    </style:style>
    <style:style style:name="Таблица1.A" style:family="table-column">
      <style:table-column-properties style:column-width="6.251cm"/>
    </style:style>
    <style:style style:name="Таблица1.B" style:family="table-column">
      <style:table-column-properties style:column-width="7.996cm"/>
    </style:style>
    <style:style style:name="Таблица1.C" style:family="table-column">
      <style:table-column-properties style:column-width="4.755cm"/>
    </style:style>
    <style:style style:name="Таблица1.1" style:family="table-row">
      <style:table-row-properties style:min-row-height="8.262cm"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1.2" style:family="table-row">
      <style:table-row-properties style:min-row-height="1.468cm" fo:keep-together="auto"/>
    </style:style>
    <style:style style:name="Таблица1.A2" style:family="table-cell">
      <style:table-cell-properties fo:padding-left="0.191cm" fo:padding-right="0.191cm" fo:padding-top="0cm" fo:padding-bottom="0cm" fo:border="0.5pt solid #000000"/>
    </style:style>
    <style:style style:name="Таблица1.3" style:family="table-row">
      <style:table-row-properties style:min-row-height="2.909cm" fo:keep-together="auto"/>
    </style:style>
    <style:style style:name="Таблица1.4" style:family="table-row">
      <style:table-row-properties style:min-row-height="1.224cm" fo:keep-together="auto"/>
    </style:style>
    <style:style style:name="Таблица1.5" style:family="table-row">
      <style:table-row-properties style:min-row-height="2.648cm" fo:keep-together="auto"/>
    </style:style>
    <style:style style:name="Таблица1.6" style:family="table-row">
      <style:table-row-properties style:min-row-height="0.73cm" fo:keep-together="auto"/>
    </style:style>
    <style:style style:name="P1" style:family="paragraph" style:parent-style-name="Standard" style:master-page-name="Standard">
      <style:paragraph-properties fo:margin-top="0.007cm" fo:margin-bottom="0cm" style:contextual-spacing="false" style:page-number="1" fo:padding="0cm" fo:border="none" style:shadow="none" style:join-border="false"/>
    </style:style>
    <style:style style:name="P2" style:family="paragraph" style:parent-style-name="Standard">
      <style:paragraph-properties fo:padding="0cm" fo:border="none" style:shadow="none" style:join-border="false"/>
    </style:style>
    <style:style style:name="P3" style:family="paragraph" style:parent-style-name="Standard">
      <style:paragraph-properties fo:text-indent="0.258cm" style:auto-text-indent="false" fo:padding="0cm" fo:border="none" style:shadow="none" style:join-border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3.995cm" fo:margin-right="2.704cm" fo:margin-top="0.028cm" fo:margin-bottom="0cm" style:contextual-spacing="false" fo:text-align="center" style:justify-single-word="false" fo:text-indent="-0.069cm" style:auto-text-indent="false" fo:padding="0cm" fo:border="none" style:shadow="none" style:join-border="false"/>
    </style:style>
    <style:style style:name="P6" style:family="paragraph" style:parent-style-name="Standard">
      <style:paragraph-properties fo:margin-right="2.704cm" fo:margin-top="0.028cm" fo:margin-bottom="0cm" style:contextual-spacing="false" fo:padding="0cm" fo:border="none" style:shadow="none" style:join-border="false"/>
      <style:text-properties fo:color="#000000" loext:opacity="100%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right="8.46cm" fo:margin-top="0.011cm" fo:margin-bottom="0cm" style:contextual-spacing="false" fo:line-height="132%" fo:text-align="center" style:justify-single-word="false" fo:padding="0cm" fo:border="none" style:shadow="none" style:join-border="false"/>
      <style:text-properties fo:color="#000000" loext:opacity="100%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left="3.995cm" fo:margin-right="2.704cm" fo:margin-top="0.028cm" fo:margin-bottom="0cm" style:contextual-spacing="false" fo:text-align="center" style:justify-single-word="false" fo:text-indent="-0.069cm" style:auto-text-indent="false" fo:padding="0cm" fo:border="none" style:shadow="none" style:join-border="false"/>
      <style:text-properties fo:color="#000000" loext:opacity="100%" fo:font-size="9pt" fo:font-weight="bold" style:font-size-asian="9pt" style:font-weight-asian="bold" style:font-size-complex="9pt"/>
    </style:style>
    <style:style style:name="P9" style:family="paragraph" style:parent-style-name="Standard">
      <style:paragraph-properties fo:margin-left="0.198cm" fo:margin-top="0.002cm" fo:margin-bottom="0cm" style:contextual-spacing="false" fo:line-height="110%" fo:padding="0cm" fo:border="none" style:shadow="none" style:join-border="false"/>
      <style:text-properties fo:color="#000000" loext:opacity="100%" fo:font-size="10pt" style:font-size-asian="10pt" style:font-size-complex="10pt"/>
    </style:style>
    <style:style style:name="P10" style:family="paragraph" style:parent-style-name="Standard">
      <style:paragraph-properties fo:margin-left="0.187cm" fo:padding="0cm" fo:border="none" style:shadow="none" style:join-border="false">
        <style:tab-stops>
          <style:tab-stop style:position="2.304cm"/>
          <style:tab-stop style:position="4.279cm"/>
          <style:tab-stop style:position="5.629cm"/>
          <style:tab-stop style:position="9.065cm"/>
        </style:tab-stops>
      </style:paragraph-properties>
      <style:text-properties fo:color="#000000" loext:opacity="100%" fo:font-size="10pt" style:font-size-asian="10pt" style:font-size-complex="10pt"/>
    </style:style>
    <style:style style:name="P11" style:family="paragraph" style:parent-style-name="Standard">
      <style:paragraph-properties fo:margin-left="0.187cm" fo:margin-right="0.247cm" fo:padding="0cm" fo:border="none" style:shadow="none" style:join-border="false">
        <style:tab-stops>
          <style:tab-stop style:position="12.832cm"/>
        </style:tab-stops>
      </style:paragraph-properties>
      <style:text-properties fo:color="#000000" loext:opacity="100%" fo:font-size="10pt" style:font-size-asian="10pt" style:font-size-complex="10pt"/>
    </style:style>
    <style:style style:name="P12" style:family="paragraph" style:parent-style-name="Standard">
      <style:paragraph-properties fo:margin-left="0.06cm" fo:text-align="justify" style:justify-single-word="false">
        <style:tab-stops>
          <style:tab-stop style:position="0.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fo:font-size="10pt" style:font-size-asian="10pt" style:font-size-complex="10pt" fo:background-color="#ffffff"/>
    </style:style>
    <style:style style:name="P13" style:family="paragraph" style:parent-style-name="Standard">
      <style:text-properties fo:font-size="9pt" fo:font-style="italic" style:font-size-asian="9pt" style:font-style-asian="italic" style:font-size-complex="9pt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>
        <style:tab-stops>
          <style:tab-stop style:position="3.231cm"/>
        </style:tab-stops>
      </style:paragraph-properties>
    </style:style>
    <style:style style:name="P16" style:family="paragraph" style:parent-style-name="Standard">
      <style:paragraph-properties fo:margin-left="0.06cm" fo:text-align="justify" style:justify-single-word="false">
        <style:tab-stops>
          <style:tab-stop style:position="0.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7" style:family="paragraph" style:parent-style-name="Standard">
      <style:paragraph-properties fo:margin-left="0.198cm" fo:margin-right="0.168cm" fo:margin-top="0.002cm" fo:margin-bottom="0cm" style:contextual-spacing="false" fo:line-height="98%" fo:padding="0cm" fo:border="none" style:shadow="none" style:join-border="false">
        <style:tab-stops>
          <style:tab-stop style:position="1.822cm"/>
          <style:tab-stop style:position="2.669cm"/>
          <style:tab-stop style:position="4.394cm"/>
        </style:tab-stops>
      </style:paragraph-properties>
    </style:style>
    <style:style style:name="P18" style:family="paragraph" style:parent-style-name="Standard">
      <style:paragraph-properties fo:margin-left="0.191cm" fo:margin-right="0.173cm" fo:margin-top="0.002cm" fo:margin-bottom="0cm" style:contextual-spacing="false" fo:line-height="98%" fo:text-align="justify" style:justify-single-word="false" fo:padding="0cm" fo:border="none" style:shadow="none" style:join-border="false">
        <style:tab-stops>
          <style:tab-stop style:position="3.223cm"/>
          <style:tab-stop style:position="4.221cm"/>
          <style:tab-stop style:position="5.934cm"/>
        </style:tab-stops>
      </style:paragraph-properties>
    </style:style>
    <style:style style:name="P19" style:family="paragraph" style:parent-style-name="Standard">
      <style:paragraph-properties fo:margin-left="0.191cm" fo:margin-right="0.173cm" fo:margin-top="0.002cm" fo:margin-bottom="0cm" style:contextual-spacing="false" fo:line-height="98%" fo:padding="0cm" fo:border="none" style:shadow="none" style:join-border="false">
        <style:tab-stops>
          <style:tab-stop style:position="3.223cm"/>
          <style:tab-stop style:position="4.221cm"/>
          <style:tab-stop style:position="5.934cm"/>
        </style:tab-stops>
      </style:paragraph-properties>
    </style:style>
    <style:style style:name="P20" style:family="paragraph" style:parent-style-name="Standard">
      <style:paragraph-properties fo:margin-left="0.035cm">
        <style:tab-stops>
          <style:tab-stop style:position="1.905cm"/>
          <style:tab-stop style:position="3.775cm"/>
          <style:tab-stop style:position="5.644cm"/>
          <style:tab-stop style:position="7.514cm"/>
          <style:tab-stop style:position="9.384cm"/>
          <style:tab-stop style:position="11.254cm"/>
          <style:tab-stop style:position="13.123cm"/>
        </style:tab-stops>
      </style:paragraph-properties>
    </style:style>
    <style:style style:name="P21" style:family="paragraph" style:parent-style-name="Standard">
      <style:paragraph-properties>
        <style:tab-stops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2" style:family="paragraph" style:parent-style-name="Standard">
      <style:paragraph-properties>
        <style:tab-stops>
          <style:tab-stop style:position="3.231cm"/>
        </style:tab-stops>
      </style:paragraph-properties>
    </style:style>
    <style:style style:name="P23" style:family="paragraph" style:parent-style-name="Standard">
      <style:paragraph-properties fo:text-align="justify" style:justify-single-word="false">
        <style:tab-stops>
          <style:tab-stop style:position="3.231cm"/>
        </style:tab-stops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text-align="justify" style:justify-single-word="false">
        <style:tab-stops>
          <style:tab-stop style:position="3.231cm"/>
        </style:tab-stops>
      </style:paragraph-properties>
      <style:text-properties fo:font-size="12pt" style:font-size-asian="12pt" style:font-size-complex="12pt"/>
    </style:style>
    <style:style style:name="P25" style:family="paragraph" style:parent-style-name="Standard">
      <style:paragraph-properties fo:line-height="150%" fo:text-indent="0.258cm" style:auto-text-indent="false" fo:padding="0cm" fo:border="none" style:shadow="none" style:join-border="false"/>
    </style:style>
    <style:style style:name="P26" style:family="paragraph" style:parent-style-name="Standard">
      <style:paragraph-properties fo:margin-left="0.06cm">
        <style:tab-stops>
          <style:tab-stop style:position="0.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7" style:family="paragraph" style:parent-style-name="Standard">
      <style:paragraph-properties fo:margin-left="0.187cm" fo:padding="0cm" fo:border="none" style:shadow="none" style:join-border="false">
        <style:tab-stops>
          <style:tab-stop style:position="2.304cm"/>
          <style:tab-stop style:position="4.279cm"/>
          <style:tab-stop style:position="5.629cm"/>
          <style:tab-stop style:position="9.065cm"/>
        </style:tab-stops>
      </style:paragraph-properties>
    </style:style>
    <style:style style:name="P28" style:family="paragraph" style:parent-style-name="Standard">
      <style:paragraph-properties fo:padding="0cm" fo:border="none" style:shadow="none" style:join-border="false">
        <style:tab-stops>
          <style:tab-stop style:position="2.304cm"/>
          <style:tab-stop style:position="4.279cm"/>
          <style:tab-stop style:position="5.629cm"/>
          <style:tab-stop style:position="9.065cm"/>
        </style:tab-stops>
      </style:paragraph-properties>
    </style:style>
    <style:style style:name="P29" style:family="paragraph" style:parent-style-name="Standard">
      <style:paragraph-properties fo:margin-left="0.187cm" fo:margin-right="0.247cm" fo:padding="0cm" fo:border="none" style:shadow="none" style:join-border="false">
        <style:tab-stops>
          <style:tab-stop style:position="12.832cm"/>
        </style:tab-stops>
      </style:paragraph-properties>
    </style:style>
    <style:style style:name="P30" style:family="paragraph" style:parent-style-name="Standard">
      <style:paragraph-properties fo:text-align="center" style:justify-single-word="false"/>
      <style:text-properties officeooo:rsid="00129f29" officeooo:paragraph-rsid="00129f29"/>
    </style:style>
    <style:style style:name="T1" style:family="text">
      <style:text-properties fo:color="#000000" loext:opacity="100%" fo:font-size="9pt" style:font-size-asian="9pt" style:font-size-complex="9pt"/>
    </style:style>
    <style:style style:name="T2" style:family="text">
      <style:text-properties fo:color="#000000" loext:opacity="100%" fo:font-size="9pt" fo:font-weight="bold" style:font-size-asian="9pt" style:font-weight-asian="bold" style:font-size-complex="9pt"/>
    </style:style>
    <style:style style:name="T3" style:family="text">
      <style:text-properties fo:color="#000000" loext:opacity="100%" fo:font-size="14pt" fo:font-weight="bold" style:font-size-asian="14pt" style:font-weight-asian="bold" style:font-size-complex="14pt"/>
    </style:style>
    <style:style style:name="T4" style:family="text">
      <style:text-properties fo:color="#000000" loext:opacity="100%"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fo:color="#000000" loext:opacity="100%" fo:font-size="14pt" style:font-size-asian="14pt" style:font-size-complex="14pt"/>
    </style:style>
    <style:style style:name="T6" style:family="text">
      <style:text-properties fo:color="#000000" loext:opacity="100%" fo:font-size="10pt" style:font-size-asian="10pt" style:font-size-complex="10pt"/>
    </style:style>
    <style:style style:name="T7" style:family="text">
      <style:text-properties fo:color="#000000" loext:opacity="100%" fo:font-size="10pt" style:font-size-asian="10pt" style:font-size-complex="10pt" fo:background-color="#ffffff"/>
    </style:style>
    <style:style style:name="T8" style:family="text">
      <style:text-properties fo:color="#000000" loext:opacity="100%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fo:color="#000000" loext:opacity="100%" fo:font-size="10pt" fo:language="en" fo:country="US" style:text-underline-style="solid" style:text-underline-width="auto" style:text-underline-color="font-color" style:font-size-asian="10pt" style:font-size-complex="10pt"/>
    </style:style>
    <style:style style:name="T10" style:family="text">
      <style:text-properties fo:color="#000000" loext:opacity="100%" style:font-name="Cambria Math" fo:font-size="8pt" style:font-size-asian="8pt" style:font-name-complex="Cambria Math1" style:font-size-complex="8pt"/>
    </style:style>
    <style:style style:name="T11" style:family="text">
      <style:text-properties fo:color="#000000" loext:opacity="100%" fo:font-size="8pt" style:font-size-asian="8pt" style:font-size-complex="8pt"/>
    </style:style>
    <style:style style:name="T12" style:family="text">
      <style:text-properties fo:color="#000000" loext:opacity="100%" fo:font-size="12pt" style:font-size-asian="12pt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9pt" style:font-size-asian="9pt" style:font-size-complex="9pt" style:font-weight-complex="bold"/>
    </style:style>
    <style:style style:name="T17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18" style:family="text">
      <style:text-properties fo:font-size="9pt" style:text-underline-style="solid" style:text-underline-width="auto" style:text-underline-color="font-color" style:font-size-asian="9pt" style:font-size-complex="9pt" style:font-weight-complex="bold"/>
    </style:style>
    <style:style style:name="T19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T20" style:family="text">
      <style:text-properties fo:font-size="9pt" fo:font-style="italic" style:font-size-asian="9pt" style:font-style-asian="italic" style:font-size-complex="9pt"/>
    </style:style>
    <style:style style:name="T21" style:family="text">
      <style:text-properties fo:font-size="9pt" fo:font-weight="bold" style:font-size-asian="9pt" style:font-weight-asian="bold" style:font-size-complex="9pt"/>
    </style:style>
    <style:style style:name="T22" style:family="text">
      <style:text-properties fo:font-size="10pt" fo:font-weight="bold" style:font-size-asian="10pt" style:font-weight-asian="bold" style:font-size-complex="10pt"/>
    </style:style>
    <style:style style:name="T23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ge" style:horizontal-pos="from-left" style:horizontal-rel="page-content" draw:opacity="0%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<text:s text:c="4"/></text:span><text:span text:style-name="T1"/></text:p>
      <text:p text:style-name="P10" loext:marker-style-name="T6"><draw:frame draw:style-name="fr1" draw:name="Врезка1" text:anchor-type="paragraph" svg:x="0cm" svg:y="1.244cm" svg:width="19.002cm" draw:z-index="1" loext:may-break-between-pages="true"><draw:text-box fo:min-height="0cm"><table:table table:name="Таблица1" table:style-name="Таблица1"><table:table-column table:style-name="Таблица1.A"/><table:table-column table:style-name="Таблица1.B"/><table:table-column table:style-name="Таблица1.C"/><table:table-row table:style-name="Таблица1.1"><table:table-cell table:style-name="Таблица1.A1" table:number-columns-spanned="3" office:value-type="string"><text:p text:style-name="P4" loext:marker-style-name="T13"><text:span text:style-name="T13">ФЕДЕРАЛЬНОЕ ГОСУДАРСТВЕННОЕ БЮДЖЕТНОЕ <text:s/>ОБРАЗОВАТЕЛЬНОЕ УЧРЕЖДЕНИЕ ВЫСШЕГО ОБРАЗОВАНИЯ</text:span></text:p><text:p text:style-name="P4" loext:marker-style-name="T13"><text:span text:style-name="T13">«РОСТОВСКИЙ ГОСУДАРСТВЕННЫЙ ЭКОНОМИЧЕСКИЙ УНИВЕРСИТЕТ (РИНХ)»</text:span></text:p><text:p text:style-name="P6" loext:marker-style-name="T3"/><text:p text:style-name="P5" loext:marker-style-name="T3"><text:span text:style-name="T3">АТТЕСТАЦИОННЫЙ ЛИСТ ПО УЧЕБНОЙ ПРАКТИКЕ</text:span></text:p><text:p text:style-name="P8" loext:marker-style-name="T2"/><text:p text:style-name="P30" loext:marker-style-name="T14"><text:span text:style-name="T14">Соколовский Алексей Леонидович</text:span></text:p><text:p text:style-name="Standard" loext:marker-style-name="T15"><text:span text:style-name="T15">обучающийся(аяся) на 2 курсе группы ИС-202 по специальности СПО </text:span><text:span text:style-name="T17">09.02.07 «Информационные системы и программирование»</text:span></text:p><text:p text:style-name="P4" loext:marker-style-name="T15"><text:span text:style-name="T20"><text:s text:c="97"/>код и наименование</text:span></text:p><text:p text:style-name="Standard" loext:marker-style-name="T15"><text:span text:style-name="T15">успешно прошел(ла) <text:s/></text:span><text:span text:style-name="T17">учебную практику </text:span><text:span text:style-name="T15"><text:s/>по профессиональному модулю </text:span></text:p><text:p text:style-name="P4" loext:marker-style-name="T19"><text:span text:style-name="T19">«ПМ 03 Ревьюирование программных модулей »</text:span></text:p><text:p text:style-name="P13" loext:marker-style-name="T20"/><text:p text:style-name="Standard" loext:marker-style-name="T15"><text:span text:style-name="T15">в объеме </text:span><text:span text:style-name="T21">36 </text:span><text:span text:style-name="T15">часов <text:s/>с</text:span><text:span text:style-name="T21"> </text:span><text:span text:style-name="T16">«</text:span><text:span text:style-name="T18"> 2 </text:span><text:span text:style-name="T16">» </text:span><text:span text:style-name="T17"><text:s/>июня</text:span><text:span text:style-name="T15"> 2025 г. по «</text:span><text:span text:style-name="T17"> 7 </text:span><text:span text:style-name="T15">»</text:span><text:span text:style-name="T17"> <text:s/>июня <text:s/></text:span><text:span text:style-name="T15">2025 г.</text:span></text:p><text:p text:style-name="P14" loext:marker-style-name="T17"><text:span text:style-name="T15">в организации </text:span><text:span text:style-name="T17">Финансово-экономических колледж РГЭУ (РИНХ); г. Ростов-на-Дону, пер. Доломановский, 53.</text:span></text:p><text:p text:style-name="P4" loext:marker-style-name="T20"><text:span text:style-name="T20">наименование организации, юридический адрес</text:span></text:p><text:p text:style-name="P14" loext:marker-style-name="T22"><text:span text:style-name="T22">Оценка сформированности ПК через виды и качество выполнения работ</text:span></text:p><text:p text:style-name="P7" loext:marker-style-name="T3"/></table:table-cell><table:covered-table-cell/><table:covered-table-cell/></table:table-row><table:table-row table:style-name="Таблица1.2"><table:table-cell table:style-name="Таблица1.A2" office:value-type="string"><text:p text:style-name="P17" loext:marker-style-name="T6"><text:span text:style-name="T6">Наименование профессиональной компетенции, освоенной обучающимся</text:span></text:p><text:p text:style-name="P9" loext:marker-style-name="T6"/></table:table-cell><table:table-cell table:style-name="Таблица1.A2" office:value-type="string"><text:p text:style-name="P18" loext:marker-style-name="T6"><text:span text:style-name="T6">Вид <text:s/>работ, выполненных обучающимися во время практики</text:span></text:p></table:table-cell><table:table-cell table:style-name="Таблица1.A2" office:value-type="string"><text:p text:style-name="P19" loext:marker-style-name="T6"><text:span text:style-name="T6">Качество выполнения в соответствии с технологией и (или) требованиями и (или) требованиями организации (соответствует, частично соответствует, не соответствует)</text:span></text:p></table:table-cell></table:table-row><table:table-row table:style-name="Таблица1.3"><table:table-cell table:style-name="Таблица1.A2" office:value-type="string"><text:p text:style-name="P20" loext:marker-style-name="T23"><text:span text:style-name="T6">ОК-01-ОК-09, </text:span><text:span text:style-name="T23">ПК 3.1.</text:span></text:p></table:table-cell><table:table-cell table:style-name="Таблица1.A2" office:value-type="string"><text:p text:style-name="P21" loext:marker-style-name="T22"><text:span text:style-name="T22">практический опыт:</text:span></text:p><text:p text:style-name="P15" loext:marker-style-name="T23"><text:span text:style-name="T23">выполнять построение заданных моделей программного средства с помощью графического языка (обратное проектирование);</text:span></text:p><text:p text:style-name="P22" loext:marker-style-name="T22"><text:span text:style-name="T22">уметь:</text:span></text:p><text:p text:style-name="P15" loext:marker-style-name="T23"><text:span text:style-name="T23">работать с проектной документацией, разработанной с использованием графических языков спецификаций.</text:span></text:p><text:p text:style-name="P23" loext:marker-style-name="T23"/><text:p text:style-name="P24" loext:marker-style-name="T13"/></table:table-cell><table:table-cell table:style-name="Таблица1.A2" office:value-type="string"><text:p text:style-name="P25" loext:marker-style-name="T11"><text:span text:style-name="T10"><text:s text:c="5"/>⃞</text:span><text:span text:style-name="T11"> <text:s text:c="2"/>Соответствует</text:span></text:p><text:p text:style-name="P25" loext:marker-style-name="T11"><text:span text:style-name="T10"><text:s text:c="5"/>⃞</text:span><text:span text:style-name="T11"> <text:s text:c="2"/>Частично соответствует</text:span></text:p><text:p text:style-name="P25" loext:marker-style-name="T11"><text:span text:style-name="T10"><text:s text:c="5"/>⃞</text:span><text:span text:style-name="T11"> <text:s text:c="2"/>Не соответствует</text:span></text:p></table:table-cell></table:table-row><table:table-row table:style-name="Таблица1.4"><table:table-cell table:style-name="Таблица1.A2" office:value-type="string"><text:p text:style-name="P2" loext:marker-style-name="T6"><text:span text:style-name="T6">ОК-01-ОК-09, ПК 3.2.</text:span></text:p></table:table-cell><table:table-cell table:style-name="Таблица1.A2" office:value-type="string"><text:p text:style-name="P21" loext:marker-style-name="T22"><text:span text:style-name="T22">практический опыт:</text:span></text:p><text:p text:style-name="P15" loext:marker-style-name="T23"><text:span text:style-name="T23">определять характеристики программного продукта и автоматизированных средств, измерять характеристики программного проекта;</text:span></text:p><text:p text:style-name="P22" loext:marker-style-name="T22"><text:span text:style-name="T22">уметь:</text:span></text:p><text:p text:style-name="P15" loext:marker-style-name="T23"><text:span text:style-name="T23">применять стандартные метрики по прогнозированию затрат, сроков и качества, </text:span><text:s/><text:span text:style-name="T23">определять метрики программного кода специализированными средствами.</text:span></text:p><text:p text:style-name="P23" loext:marker-style-name="T23"/><text:p text:style-name="P24" loext:marker-style-name="T13"/></table:table-cell><table:table-cell table:style-name="Таблица1.A2" office:value-type="string"><text:p text:style-name="P25" loext:marker-style-name="T11"><text:span text:style-name="T10"><text:s text:c="5"/>⃞</text:span><text:span text:style-name="T11"> <text:s text:c="2"/>Соответствует</text:span></text:p><text:p text:style-name="P25" loext:marker-style-name="T11"><text:span text:style-name="T10"><text:s text:c="5"/>⃞</text:span><text:span text:style-name="T11"> <text:s text:c="2"/>Частично соответствует</text:span></text:p><text:p text:style-name="P3" loext:marker-style-name="T11"><text:span text:style-name="T10"><text:s text:c="5"/>⃞</text:span><text:span text:style-name="T11"> <text:s text:c="2"/>Не соответствует</text:span></text:p></table:table-cell></table:table-row><table:table-row table:style-name="Таблица1.5"><table:table-cell table:style-name="Таблица1.A2" office:value-type="string"><text:p text:style-name="P2" loext:marker-style-name="T6"><text:span text:style-name="T6">ОК-01-ОК-09, ПК 3.3.</text:span></text:p></table:table-cell><table:table-cell table:style-name="Таблица1.A2" office:value-type="string"><text:p text:style-name="P21" loext:marker-style-name="T22"><text:span text:style-name="T22">практический опыт:</text:span></text:p><text:p text:style-name="P15" loext:marker-style-name="T23"><text:span text:style-name="T23">оптимизировать программный код с использованием специализированных программных средств, использовать основные методологии процессов разработки программного обеспечения.</text:span></text:p><text:p text:style-name="P22" loext:marker-style-name="T22"><text:span text:style-name="T22">уметь:</text:span></text:p><text:p text:style-name="P16" loext:marker-style-name="T7"><text:span text:style-name="T7">выполнять оптимизацию программного кода с использованием специализированных программных средств, использовать методы и технологии тестирования и ревьюирования кода и проектной документации.</text:span></text:p><text:p text:style-name="P12" loext:marker-style-name="T7"/><text:p text:style-name="P12" loext:marker-style-name="T7"/></table:table-cell><table:table-cell table:style-name="Таблица1.A2" office:value-type="string"><text:p text:style-name="P25" loext:marker-style-name="T11"><text:span text:style-name="T10"><text:s text:c="5"/>⃞</text:span><text:span text:style-name="T11"> <text:s text:c="2"/>Соответствует</text:span></text:p><text:p text:style-name="P25" loext:marker-style-name="T11"><text:span text:style-name="T10"><text:s text:c="5"/>⃞</text:span><text:span text:style-name="T11"> <text:s text:c="2"/>Частично соответствует</text:span></text:p><text:p text:style-name="P3" loext:marker-style-name="T12"><text:span text:style-name="T10"><text:s text:c="5"/>⃞</text:span><text:span text:style-name="T11"> <text:s text:c="2"/>Не соответствует</text:span></text:p></table:table-cell></table:table-row><table:table-row table:style-name="Таблица1.6"><table:table-cell table:style-name="Таблица1.A2" office:value-type="string"><text:p text:style-name="P2" loext:marker-style-name="T6"><text:span text:style-name="T6">ОК-01-ОК-09, ПК 3.4.</text:span></text:p></table:table-cell><table:table-cell table:style-name="Таблица1.A2" office:value-type="string"><text:p text:style-name="P21" loext:marker-style-name="T22"><text:span text:style-name="T22">практический опыт:</text:span></text:p><text:p text:style-name="P15" loext:marker-style-name="T23"><text:span text:style-name="T23">обосновывать выбор методологии и средств разработки программного обеспечения</text:span></text:p><text:p text:style-name="P22" loext:marker-style-name="T22"><text:span text:style-name="T22">уметь:</text:span></text:p><text:p text:style-name="P26" loext:marker-style-name="T7"><text:span text:style-name="T7">проводить сравнительный анализ программных продуктов, проводить сравнительный анализ средств разработки программных продуктов, разграничивать подходы к менеджменту программных проектов.</text:span></text:p></table:table-cell><table:table-cell table:style-name="Таблица1.A2" office:value-type="string"><text:p text:style-name="P25" loext:marker-style-name="T11"><text:span text:style-name="T10"><text:s text:c="5"/>⃞</text:span><text:span text:style-name="T11"> <text:s text:c="2"/>Соответствует</text:span></text:p><text:p text:style-name="P25" loext:marker-style-name="T11"><text:span text:style-name="T10"><text:s text:c="5"/>⃞</text:span><text:span text:style-name="T11"> <text:s text:c="2"/>Частично соответствует</text:span></text:p><text:p text:style-name="P3" loext:marker-style-name="T12"><text:span text:style-name="T10"><text:s text:c="5"/>⃞</text:span><text:span text:style-name="T11"> <text:s text:c="2"/>Не соответствует</text:span></text:p></table:table-cell></table:table-row></table:table></draw:text-box></draw:frame><text:soft-page-break/></text:p>
      <text:p text:style-name="P10" loext:marker-style-name="T6"/>
      <text:p text:style-name="P10" loext:marker-style-name="T6"/>
      <text:p text:style-name="P27" loext:marker-style-name="T6"><text:span text:style-name="T6">Дата «</text:span><text:span text:style-name="T8"> <text:s text:c="6"/></text:span><text:span text:style-name="T6">» </text:span><text:span text:style-name="T9"><text:s text:c="17"/></text:span><text:span text:style-name="T6"><text:s/></text:span><text:span text:style-name="T8">202 <text:s text:c="3"/>г</text:span><text:span text:style-name="T6">.<text:tab/></text:span></text:p>
      <text:p text:style-name="P10" loext:marker-style-name="T6"/>
      <text:p text:style-name="P27" loext:marker-style-name="T6"><text:span text:style-name="T6">Руководитель практики <text:s text:c="10"/></text:span><text:span text:style-name="T6"/></text:p>
      <text:p text:style-name="P10" loext:marker-style-name="T6"/>
      <text:p text:style-name="P10" loext:marker-style-name="T6"/>
      <text:p text:style-name="P27" loext:marker-style-name="T6"><text:span text:style-name="T6">______________/</text:span><text:span text:style-name="T8"> <text:s text:c="4"/></text:span><text:span text:style-name="T4">Журавлёв Д.Г. <text:s text:c="95"/></text:span><text:span text:style-name="T6">/</text:span></text:p>
      <text:p text:style-name="P29" loext:marker-style-name="T6"><text:span text:style-name="T6"><text:s text:c="9"/>(подпись) <text:s text:c="28"/>(ФИО, должность)</text:span><text:span text:style-name="T6"/></text:p>
      <text:p text:style-name="P11" loext:marker-style-name="T6"/>
      <text:p text:style-name="P27" loext:marker-style-name="T6"><text:span text:style-name="T6">Председатель ЦМК <text:s text:c="5"/></text:span><text:span text:style-name="T6"/></text:p>
      <text:p text:style-name="P10" loext:marker-style-name="T6"/>
      <text:p text:style-name="P10" loext:marker-style-name="T6"/>
      <text:p text:style-name="P28" loext:marker-style-name="T6"><text:span text:style-name="T6"><text:s text:c="2"/>______________/__</text:span><text:span text:style-name="T4">Горелько Е.А.</text:span><text:span text:style-name="T5">________________________________________________/</text:span></text:p>
      <text:p text:style-name="P29" loext:marker-style-name="T6"><text:span text:style-name="T6"><text:s text:c="10"/>(подпись) <text:s text:c="28"/>(ФИО, должность)</text:span><text:span text:style-name="T6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1" fo:font-family="'Ope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right="0.54cm" fo:margin-top="0.002cm" fo:margin-bottom="0cm" style:contextual-spacing="false" fo:text-align="end" style:justify-single-word="false"/>
      <style:text-properties fo:font-size="9pt" style:font-size-asian="9pt" style:font-size-complex="9pt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Open Sans" fo:font-family="'Open Sans'" style:font-family-generic="roman" style:font-pitch="variable" fo:font-size="14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Верхний_20_колонтитул_20_Знак" style:display-name="Верх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3cm" fo:margin-bottom="0.501cm" fo:margin-left="1.251cm" fo:margin-right="1.501cm" style:writing-mode="lr-tb" style:layout-grid-color="#c0c0c0" style:layout-grid-lines="2876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nl</meta:initial-creator>
    <meta:editing-cycles>11</meta:editing-cycles>
    <meta:creation-date>2025-06-07T06:03:00</meta:creation-date>
    <dc:date>2025-06-07T10:02:08.467598050</dc:date>
    <meta:editing-duration>PT5M24S</meta:editing-duration>
    <meta:generator>LibreOffice/7.6.4.1$Linux_X86_64 LibreOffice_project/60$Build-1</meta:generator>
    <meta:document-statistic meta:table-count="1" meta:image-count="0" meta:object-count="0" meta:page-count="2" meta:paragraph-count="55" meta:word-count="308" meta:character-count="3132" meta:non-whitespace-character-count="2462"/>
    <meta:user-defined meta:name="AppVersion">16.0000</meta:user-defined>
    <meta:user-defined meta:name="Created">2013-11-13T00:00:00Z</meta:user-defined>
    <meta:user-defined meta:name="Creator">Microsoft® Word 2010</meta:user-defined>
    <meta:user-defined meta:name="LastSaved">2022-03-21T00:00:00Z</meta:user-defined>
    <meta:template xlink:type="simple" xlink:actuate="onRequest" xlink:title="Normal" xlink:href=""/>
  </office:meta>
</office:document-meta>
</file>